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154cm" fo:min-width="5.01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8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efault_5f_1">
      <style:graphic-properties draw:textarea-horizontal-align="justify" draw:textarea-vertical-align="middle" draw:auto-grow-height="false" fo:min-height="0.95cm" fo:min-width="6.3cm"/>
    </style:style>
    <style:style style:name="gr6" style:family="graphic" style:parent-style-name="Default_5f_1">
      <style:graphic-properties draw:textarea-horizontal-align="justify" draw:textarea-vertical-align="middle" draw:auto-grow-height="false" fo:min-height="0.95cm" fo:min-width="4.3cm"/>
    </style:style>
    <style:style style:name="gr7" style:family="graphic" style:parent-style-name="Default_5f_1">
      <style:graphic-properties draw:textarea-horizontal-align="justify" draw:textarea-vertical-align="middle" draw:auto-grow-height="false" fo:min-height="0.95cm" fo:min-width="1.5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9" style:family="graphic" style:parent-style-name="Default_5f_1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899cm"/>
    </style:style>
    <style:style style:name="gr11" style:family="graphic" style:parent-style-name="Default_5f_1">
      <style:graphic-properties draw:textarea-horizontal-align="justify" draw:textarea-vertical-align="middle" draw:auto-grow-height="false" fo:min-height="1.55cm" fo:min-width="4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87cm"/>
    </style:style>
    <style:style style:name="gr13" style:family="graphic" style:parent-style-name="standard">
      <style:graphic-properties draw:stroke="solid" svg:stroke-color="#006600" draw:fill="none" draw:fill-color="#ffffff" draw:textarea-horizontal-align="left" draw:auto-grow-height="true" draw:auto-grow-width="true" fo:min-height="10.232cm" fo:min-width="22.405cm"/>
    </style:style>
    <style:style style:name="gr14" style:family="graphic" style:parent-style-name="standard">
      <style:graphic-properties draw:stroke="solid" svg:stroke-color="#006600" draw:fill="none" draw:fill-color="#ffffff" draw:textarea-horizontal-align="left" draw:auto-grow-height="true" draw:auto-grow-width="true" fo:min-height="6.297cm" fo:min-width="20.991cm"/>
    </style:style>
    <style:style style:name="gr15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color="#006600" draw:fill="none" draw:fill-color="#ffffff" draw:textarea-horizontal-align="left" draw:auto-grow-height="true" draw:auto-grow-width="false" fo:min-height="10.15cm" fo:min-width="0cm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notes">
      <style:graphic-properties draw:fill-color="#ffffff" draw:auto-grow-height="true" fo:min-height="13.364cm"/>
    </style:style>
    <style:style style:name="pr4" style:family="presentation" style:parent-style-name="secondImpress-title">
      <style:graphic-properties fo:min-height="3.232cm"/>
    </style:style>
    <style:style style:name="pr5" style:family="presentation" style:parent-style-name="secondImpress-outline1">
      <style:graphic-properties fo:min-height="12.165cm"/>
    </style:style>
    <style:style style:name="pr6" style:family="presentation" style:parent-style-name="secondImpress-notes">
      <style:graphic-properties draw:fill-color="#ffffff" fo:min-height="13.364cm"/>
    </style:style>
    <style:style style:name="pr7" style:family="presentation" style:parent-style-name="secondImpress-title">
      <style:graphic-properties fo:min-height="3.151cm"/>
    </style:style>
    <style:style style:name="pr8" style:family="presentation" style:parent-style-name="secondImpress-outline1">
      <style:graphic-properties draw:auto-grow-height="false" fo:min-height="11.049cm"/>
    </style:style>
    <style:style style:name="pr9" style:family="presentation" style:parent-style-name="secondImpress-title">
      <style:graphic-properties fo:min-height="1.69cm"/>
    </style:style>
    <style:style style:name="pr10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secondImpress-title">
      <style:graphic-properties draw:auto-grow-height="true" fo:min-height="3.232cm"/>
    </style:style>
    <style:style style:name="pr12" style:family="presentation" style:parent-style-name="secondImpress-subtitle">
      <style:graphic-properties draw:fill-color="#ffffff" fo:min-height="12.415cm"/>
    </style:style>
    <style:style style:name="pr13" style:family="presentation" style:parent-style-name="secondImpress-notes">
      <style:graphic-properties draw:fill-color="#ffffff" fo:min-height="12.262cm"/>
    </style:style>
    <style:style style:name="pr14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16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17" style:family="presentation" style:parent-style-name="secondImpress-title">
      <style:graphic-properties fo:min-height="1.576cm"/>
    </style:style>
    <style:style style:name="pr18" style:family="presentation" style:parent-style-name="secondImpress-notes">
      <style:graphic-properties draw:fill-color="#ffffff" draw:auto-grow-height="true" fo:min-height="12.26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7" style:family="paragraph">
      <style:paragraph-properties fo:margin-left="0cm" fo:margin-right="0cm" fo:margin-top="0cm" fo:margin-bottom="0.453cm" fo:text-indent="0cm"/>
    </style:style>
    <style:style style:name="P8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style:paragraph-properties fo:margin-left="1.861cm" fo:margin-right="0cm" fo:margin-top="0.183cm" fo:margin-bottom="0cm" fo:text-indent="-0.903cm">
        <style:tab-stops>
          <style:tab-stop style:position="0cm"/>
        </style:tab-stops>
      </style:paragraph-properties>
    </style:style>
    <style:style style:name="P13" style:family="paragraph">
      <style:paragraph-properties fo:margin-left="1.861cm" fo:margin-right="0cm" fo:margin-top="0.212cm" fo:margin-bottom="0cm" fo:text-indent="-0.903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style:paragraph-properties fo:line-height="100%" fo:text-align="start" style:punctuation-wrap="simple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1" style:family="paragraph">
      <loext:graphic-properties draw:fill-color="#ffffff"/>
      <style:text-properties fo:font-size="40pt" style:font-size-asian="40pt" style:font-size-complex="4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22pt" style:font-size-asian="22pt" style:font-size-complex="22pt"/>
    </style:style>
    <style:style style:name="P24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P25" style:family="paragraph">
      <style:paragraph-properties fo:margin-top="0cm" fo:margin-bottom="0cm" fo:line-height="100%" fo:text-align="start" style:punctuation-wrap="hanging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28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29" style:family="paragraph">
      <style:paragraph-properties fo:margin-top="0cm" fo:margin-bottom="0cm" fo:line-height="100%" fo:text-align="start" style:writing-mode="lr-tb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style:punctuation-wrap="hanging" style:writing-mode="lr-tb"/>
    </style:style>
    <style:style style:name="P32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4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7" style:family="paragraph">
      <loext:graphic-properties draw:fill="none" draw:fill-color="#ffffff"/>
      <style:text-properties style:font-name="Monospace1" fo:font-size="10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6633" style:text-line-through-style="none" style:text-line-through-type="none" style:text-position="0% 100%" style:font-name="Garamond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9.1000003814697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9" style:family="text">
      <style:text-properties style:text-position="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text-position="33% 58%" fo:font-size="24pt" style:font-size-asian="24pt" style:font-size-complex="24pt"/>
    </style:style>
    <style:style style:name="T13" style:family="text">
      <style:text-properties style:text-position="0% 100%" fo:font-size="24pt" style:font-size-asian="24pt" style:font-size-complex="24pt"/>
    </style:style>
    <style:style style:name="T14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text-position="0% 100%"/>
    </style:style>
    <style:style style:name="T18" style:family="text">
      <style:text-properties style:font-name="arial" fo:font-size="20pt" style:font-size-asian="20pt" style:font-size-complex="2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9966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006633" style:text-line-through-style="none" style:text-line-through-type="none" style:text-position="0% 100%" style:font-name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ospac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onospace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color="#000000" style:font-name="Monospace1" fo:font-size="18pt" style:font-size-asian="18pt" style:font-size-complex="18pt"/>
    </style:style>
    <style:style style:name="T29" style:family="text">
      <style:text-properties fo:color="#0000c0" style:font-name="Monospace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color="#2a00ff" style:font-name="Monospace1" fo:font-size="18pt" style:font-size-asian="18pt" style:font-size-complex="18pt"/>
    </style:style>
    <style:style style:name="T31" style:family="text">
      <style:text-properties fo:color="#6a3e3e" style:font-name="Monospace1" fo:font-size="18pt" style:font-size-asian="18pt" style:font-size-complex="18pt"/>
    </style:style>
    <style:style style:name="T32" style:family="text">
      <style:text-properties fo:color="#000000" style:font-name="Monospace1" fo:font-size="18pt" fo:font-style="italic" style:font-size-asian="18pt" style:font-style-asian="italic" style:font-size-complex="18pt" style:font-style-complex="italic"/>
    </style:style>
    <style:style style:name="T33" style:family="text">
      <style:text-properties fo:color="#7f0055" style:font-name="Monospace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00c0" style:font-name="Monospace1" fo:font-size="18pt" style:font-size-asian="18pt" style:font-size-complex="18pt"/>
    </style:style>
    <style:style style:name="T35" style:family="text">
      <style:text-properties fo:color="#000000" style:font-name="Monospace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ymmetric Key Encryption &amp; HMAC</presentation:footer-decl>
      <draw:page draw:name="page1" draw:style-name="dp1" draw:master-page-name="secondImpress" presentation:presentation-page-layout-name="AL1T0">
        <draw:frame draw:name="Title 3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Cryptographic Hash Function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econdImpress" presentation:presentation-page-layout-name="AL2T1">
        <draw:frame presentation:style-name="pr4" draw:text-style-name="P6" draw:layer="layout" svg:width="23.223cm" svg:height="3.232cm" svg:x="1.27cm" svg:y="0.759cm" presentation:class="title" presentation:user-transformed="true">
          <draw:text-box>
            <text:p><text:span text:style-name="T3">Cryptographic Hash Function</text:span><text:span text:style-name="T4"> </text:span>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>Also called</text:p>
                <text:list>
                  <text:list-item>
                    <text:p>One-way Hash function</text:p>
                  </text:list-item>
                  <text:list-item>
                    <text:p>Message Digest</text:p>
                  </text:list-item>
                  <text:list-item>
                    <text:p>One-way Hash Digest</text:p>
                  </text:list-item>
                  <text:list-item>
                    <text:p>Hash Digest</text:p>
                  </text:list-item>
                </text:list>
              </text:list-item>
              <text:list-item>
                <text:p>Strictly speaking the term digest refers to the output of the function. </text:p>
              </text:list-item>
              <text:list-item>
                <text:p><text:span text:style-name="T5">So the term ‘</text:span>cryptographic’ is sometimes understood (assumed) to be present and not explicitly use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econdImpress" presentation:presentation-page-layout-name="AL2T1">
        <draw:frame presentation:style-name="pr4" draw:layer="layout" svg:width="23.223cm" svg:height="3.232cm" svg:x="1.27cm" svg:y="0.759cm" presentation:class="title" presentation:user-transformed="true">
          <draw:text-box>
            <text:p><text:span text:style-name="T3">Cryptographic Hash Function</text:span><text:span text:style-name="T4"> </text:span></text:p>
          </draw:text-box>
        </draw:frame>
        <draw:frame presentation:style-name="pr5" draw:layer="layout" svg:width="23.223cm" svg:height="12.415cm" svg:x="1.27cm" svg:y="4.557cm" presentation:class="outline" presentation:user-transformed="true">
          <draw:text-box>
            <text:list text:style-name="L2">
              <text:list-item>
                <text:p>“A Hash function is a function that can be used to map data of arbitrary size to data of a fixed size.”</text:p>
              </text:list-item>
              <text:list-item>
                <text:p>“The values returned by a hash function are called hash values, hash codes, digests, or simply hashes.”</text:p>
              </text:list-item>
              <text:list-item>
                <text:p>A cryptographic hash function is a hash function with a particular set of properties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sage Digest/One Way Hash Digest" draw:style-name="dp1" draw:master-page-name="secondImpress" presentation:presentation-page-layout-name="AL3T11">
        <draw:frame draw:name="Title 3" presentation:style-name="pr7" draw:layer="layout" svg:width="22.859cm" svg:height="3.151cm" svg:x="1.27cm" svg:y="0.607cm" presentation:class="title" presentation:user-transformed="true">
          <draw:text-box>
            <text:p>Cryptographic Hash Function</text:p>
          </draw:text-box>
        </draw:frame>
        <draw:frame draw:name="Content Placeholder 4" presentation:style-name="pr8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A <text:s/>cryptographic hash function is a mapping from data to a number of fixed length (say 128, 256,.. bits).</text:p>
              </text:list-item>
              <text:list-item>
                <text:p>The value associated with data is unique, i.e. changing just one character in the data changes the associated hash value dramatically (avalanche effect). </text:p>
              </text:list-item>
              <text:list-item>
                <text:p>The data can not be retrieved from the hash value (hence one-way)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econdImpress" presentation:presentation-page-layout-name="AL2T1">
        <draw:frame presentation:style-name="pr4" draw:layer="layout" svg:width="23.223cm" svg:height="3.232cm" svg:x="1.27cm" svg:y="0.759cm" presentation:class="title">
          <draw:text-box>
            <text:p>Four Properties of a Cryptographic Hash Function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 text:style-name="P7">It is easy to compute the hash value for any given message,</text:p>
              </text:list-item>
              <text:list-item>
                <text:p text:style-name="P7">It is infeasible to find a message that has a given hash,</text:p>
              </text:list-item>
              <text:list-item>
                <text:p text:style-name="P7">It is infeasible to modify a message without hash being changed,</text:p>
              </text:list-item>
              <text:list-item>
                <text:p>It is infeasible to find two different messages with the same has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sh Algorithms" draw:style-name="dp1" draw:master-page-name="secondImpress" presentation:presentation-page-layout-name="AL3T11">
        <draw:frame draw:name="Title 1" presentation:style-name="pr9" draw:layer="layout" svg:width="22.859cm" svg:height="1.69cm" svg:x="1.27cm" svg:y="1.509cm" presentation:class="title" presentation:user-transformed="true">
          <draw:text-box>
            <text:p>Cryptographic Hash Function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Normally a bunch of steps that mangle the input in a particular way.</text:span></text:p>
              </text:list-item>
              <text:list-item>
                <text:p text:style-name="P8"><text:span text:style-name="T6">'Swap every bit with the complement of the bit 11 bits to the right'</text:span></text:p>
              </text:list-item>
              <text:list-item>
                <text:p text:style-name="P8"><text:span text:style-name="T6">'Multiply every 12 bits by the number 384729'</text:span></text:p>
              </text:list-item>
              <text:list-item>
                <text:p text:style-name="P8"><text:span text:style-name="T6">The process should </text:span><text:span text:style-name="T7">not</text:span><text:span text:style-name="T6"> be reversible.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econdImpress" presentation:presentation-page-layout-name="AL1T0">
        <draw:frame draw:name="Title 3" presentation:style-name="pr1" draw:text-style-name="P11" draw:layer="layout" svg:width="21.174cm" svg:height="4.867cm" svg:x="2.54cm" svg:y="4.233cm" presentation:class="title" presentation:user-transformed="true">
          <draw:text-box>
            <text:p text:style-name="P10"><text:span text:style-name="T8">Hash Sizes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ondImpress" presentation:presentation-page-layout-name="AL2T1">
        <draw:frame presentation:style-name="pr4" draw:layer="layout" svg:width="23.223cm" svg:height="3.232cm" svg:x="1.27cm" svg:y="0.759cm" presentation:class="title">
          <draw:text-box>
            <text:p>Hash sizes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>Should hash values be for example 32 or 64 or <text:s/>128, 256, 512 bits?</text:p>
              </text:list-item>
              <text:list-item>
                <text:p>We want to determine the minimum hash sizes required so for example </text:p>
                <text:list>
                  <text:list-item>
                    <text:p>it is not feasible to find a string that hashes to a particular hash value.</text:p>
                  </text:list-item>
                  <text:list-item>
                    <text:p>it is not feasible to find two strings that hash to the same value (collision)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row a Dice" draw:style-name="dp1" draw:master-page-name="secondImpress" presentation:presentation-page-layout-name="AL3T11">
        <draw:frame draw:name="Title 1" presentation:style-name="pr9" draw:layer="layout" svg:width="22.859cm" svg:height="1.69cm" svg:x="1.27cm" svg:y="1.509cm" presentation:class="title" presentation:user-transformed="true">
          <draw:text-box>
            <text:p>Throw a Dice</text:p>
          </draw:text-box>
        </draw:frame>
        <draw:frame draw:name="Content Placeholder 2" presentation:style-name="pr8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Find the avverage number of throws before throwing a 6.</text:p>
                <text:list>
                  <text:list-item>
                    <text:p>P(6) = 1/6</text:p>
                  </text:list-item>
                  <text:list-item>
                    <text:p>P(x,6) = 5/6 . 1/6</text:p>
                  </text:list-item>
                  <text:list-item>
                    <text:p>P(x, x, 6) = 5/6 . 5/6 . 1/6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P(k) = (1-p)<text:span text:style-name="T9">k-1</text:span> p</text:p>
              </text:list-item>
              <text:list-item>
                <text:p>[Prob that k throws required to throw a 6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row a Dice" draw:style-name="dp1" draw:master-page-name="secondImpress" presentation:presentation-page-layout-name="AL3T11">
        <draw:frame draw:name="Title 1" presentation:style-name="pr9" draw:layer="layout" svg:width="22.859cm" svg:height="1.69cm" svg:x="1.27cm" svg:y="1.509cm" presentation:class="title" presentation:user-transformed="true">
          <draw:text-box>
            <text:p>Throw a Dice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Expected value of the number of throws required to throw a 6.</text:span></text:p>
              </text:list-item>
              <text:list-item>
                <text:p text:style-name="P8"><text:span text:style-name="T6">E(k) = Σ k . P(k) </text:span></text:p>
              </text:list-item>
            </text:list>
            <text:p text:style-name="P12"><text:span text:style-name="T10"><text:tab/></text:span><text:span text:style-name="T10"><text:tab/></text:span><text:span text:style-name="T10"> <text:s text:c="2"/></text:span><text:span text:style-name="T10">= 1. P(1) + 2.P(2) + 3. P(3) +…</text:span></text:p>
            <text:p text:style-name="P12"><text:span text:style-name="T10"/></text:p>
            <text:p text:style-name="P13"><text:span text:style-name="T6">Result</text:span></text:p>
            <text:p text:style-name="P13"><text:span text:style-name="T6"><text:tab/></text:span><text:span text:style-name="T6">E(k) = k (i.e. 6)</text:span></text:p>
            <text:p text:style-name="P1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econdImpress" presentation:presentation-page-layout-name="AL3T11">
        <draw:frame presentation:style-name="pr4" draw:layer="layout" svg:width="23.223cm" svg:height="3.232cm" svg:x="1.27cm" svg:y="0.759cm" presentation:class="title">
          <draw:text-box>
            <text:p>Birthdays &amp; Cryptographic <text:line-break/>64 bit Hash Values</text:p>
          </draw:text-box>
        </draw:frame>
        <draw:custom-shape draw:style-name="gr2" draw:text-style-name="P16" draw:layer="layout" svg:width="7.8cm" svg:height="3.4cm" svg:x="3.4cm" svg:y="5.8cm">
          <text:p text:style-name="P15"><text:span text:style-name="T11">Peopl</text:span><text:span text:style-name="T11">e (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6" draw:layer="layout" svg:width="7.8cm" svg:height="3.4cm" svg:x="14.2cm" svg:y="5.8cm">
          <text:p text:style-name="P15"><text:span text:style-name="T11">Me</text:span><text:span text:style-name="T11">ssa</text:span><text:span text:style-name="T11">ges </text:span><text:span text:style-name="T11">(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6" draw:layer="layout" svg:width="9.2cm" svg:height="2cm" svg:x="2.8cm" svg:y="13cm">
          <text:p text:style-name="P15"><text:span text:style-name="T11">Birt</text:span><text:span text:style-name="T11">hda</text:span><text:span text:style-name="T11">ys </text:span><text:span text:style-name="T11">(k = </text:span><text:span text:style-name="T11">365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9.2cm" svg:height="2cm" svg:x="14.2cm" svg:y="13cm">
          <text:p text:style-name="P15"><text:span text:style-name="T11">Hash </text:span><text:span text:style-name="T11">Values (k = </text:span><text:span text:style-name="T11">2</text:span><text:span text:style-name="T12">128</text:span><text:span text:style-name="T13">)</text:span></text:p>
          <draw:enhanced-geometry svg:viewBox="0 0 21600 21600" draw:type="rectangle" draw:enhanced-path="M 0 0 L 21600 0 21600 21600 0 21600 0 0 Z N"/>
        </draw:custom-shape>
        <draw:line draw:style-name="gr4" draw:text-style-name="P17" draw:layer="layout" svg:x1="7.2cm" svg:y1="9.2cm" svg:x2="7.2cm" svg:y2="13cm">
          <text:p/>
        </draw:line>
        <draw:line draw:style-name="gr4" draw:text-style-name="P17" draw:layer="layout" svg:x1="18cm" svg:y1="9.2cm" svg:x2="18cm" svg:y2="13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rthdays" draw:style-name="dp1" draw:master-page-name="secondImpress" presentation:presentation-page-layout-name="AL3T11">
        <draw:frame draw:name="Title 1" presentation:style-name="pr9" draw:layer="layout" svg:width="22.859cm" svg:height="1.69cm" svg:x="1.27cm" svg:y="1.509cm" presentation:class="title" presentation:user-transformed="true">
          <draw:text-box>
            <text:p>Birthdays - Invert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n – number people in a room (corresponds to messages)</text:span></text:p>
              </text:list-item>
              <text:list-item>
                <text:p text:style-name="P8"><text:span text:style-name="T6">k - number outcomes </text:span></text:p>
                <text:list>
                  <text:list-item>
                    <text:p text:style-name="P19"><text:span text:style-name="T6">birthdays, k = 365</text:span></text:p>
                  </text:list-item>
                  <text:list-item>
                    <text:p text:style-name="P19"><text:span text:style-name="T6">(corresponds to hash values)</text:span></text:p>
                  </text:list-item>
                </text:list>
              </text:list-item>
              <text:list-item>
                <text:p text:style-name="P8"><text:span text:style-name="T6">The expected number of people required so that we have someone with a particular birthday is also equal to k (365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econdImpress" presentation:presentation-page-layout-name="AL2T1">
        <draw:frame presentation:style-name="pr11" draw:layer="layout" svg:width="23.223cm" svg:height="3.232cm" svg:x="1.27cm" svg:y="0.759cm" presentation:class="title">
          <draw:text-box>
            <text:p>Hash Values - Invert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>Hash size – 128 bits</text:p>
              </text:list-item>
              <text:list-item>
                <text:p>Number hash values – 2<text:span text:style-name="T9">128</text:span></text:p>
              </text:list-item>
              <text:list-item>
                <text:p>The expected number of messages that we need to generate to find a message with a particular hash value is 2<text:span text:style-name="T9">128</text:span></text:p>
              </text:list-item>
              <text:list-item>
                <text:p>This is not fea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econdImpress" presentation:presentation-page-layout-name="AL3T11">
        <draw:frame draw:name="Title 1" presentation:style-name="pr9" draw:layer="layout" svg:width="22.859cm" svg:height="1.69cm" svg:x="1.27cm" svg:y="1.509cm" presentation:class="title" presentation:user-transformed="true">
          <draw:text-box>
            <text:p>Birthdays – Clash</text:p>
          </draw:text-box>
        </draw:frame>
        <draw:frame draw:name="Content Placeholder 2" presentation:style-name="pr8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>For a room of n people there are n(n-1)/2 pairs of people [pairs ~ O(n2)].</text:p>
              </text:list-item>
              <text:list-item>
                <text:p>For 20 people there are 400 pairs. </text:p>
              </text:list-item>
              <text:list-item>
                <text:p>Each pair has a 1/365 chance of having the same birthday. </text:p>
              </text:list-item>
              <text:list-item>
                <text:p>Need only about 20 people to have a better than 50% chance of birthday clash</text:p>
              </text:list-item>
              <text:list-item>
                <text:p>Need only sqrt(365) for a 50% chance of a clas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econdImpress" presentation:presentation-page-layout-name="AL2T1">
        <draw:frame presentation:style-name="pr11" draw:layer="layout" svg:width="23.223cm" svg:height="3.232cm" svg:x="1.27cm" svg:y="0.759cm" presentation:class="title">
          <draw:text-box>
            <text:p>Hash Values - Clash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>Hash size – 128 bits</text:p>
              </text:list-item>
              <text:list-item>
                <text:p>Number hash values – 2<text:span text:style-name="T9">128</text:span></text:p>
              </text:list-item>
              <text:list-item>
                <text:p>The expected number of messages that we need to generate to find two message with the same hash value is sqrt(2<text:span text:style-name="T9">128</text:span>) = 2<text:span text:style-name="T9">64</text:span></text:p>
              </text:list-item>
              <text:list-item>
                <text:p>This is feasible.</text:p>
              </text:list-item>
              <text:list-item>
                <text:p>=&gt; 128 bit hash is not safe. </text:p>
              </text:list-item>
              <text:list-item>
                <text:p>(Messages with the same hash values have been generated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sh Sizes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Hash Sizes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So hash algorithm must be greater than 128 bits, to be safe. </text:span></text:p>
              </text:list-item>
              <text:list-item>
                <text:p text:style-name="P8"><text:span text:style-name="T6">MD5 is 128 bit hash but was broken (shown not to be collision resistant) in 2004 and many times since. </text:span></text:p>
              </text:list-item>
              <text:list-item>
                <text:p text:style-name="P8"><text:span text:style-name="T6">No longer considered safe. </text:span></text:p>
              </text:list-item>
              <text:list-item>
                <text:p text:style-name="P8"><text:span text:style-name="T6">SHA algorithms now preferred.</text:span></text:p>
              </text:list-item>
              <text:list-item>
                <text:p text:style-name="P8"><text:span text:style-name="T6">Conclusion – hash sizes should be greater than 128. <text:s/>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econdImpress" presentation:presentation-page-layout-name="AL1T0">
        <draw:frame draw:name="Title 3" presentation:style-name="pr1" draw:text-style-name="P11" draw:layer="layout" svg:width="21.174cm" svg:height="4.867cm" svg:x="2.54cm" svg:y="4.233cm" presentation:class="title" presentation:user-transformed="true">
          <draw:text-box>
            <text:p text:style-name="P10"><text:span text:style-name="T8">Uses of Hash/Message Digests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s of Hash Digests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Uses of Hash/Message <text:s/>Digests</text:span></text:p>
          </draw:text-box>
        </draw:frame>
        <draw:frame draw:name="Content Placeholder 2" presentation:style-name="pr10" draw:text-style-name="P9" draw:layer="layout" svg:width="22.859cm" svg:height="10cm" svg:x="1.341cm" svg:y="5.4cm" presentation:class="outline" presentation:user-transformed="true">
          <draw:text-box>
            <text:list text:style-name="L3">
              <text:list-item>
                <text:p text:style-name="P8"><text:span text:style-name="T6">File CheckSums</text:span></text:p>
              </text:list-item>
              <text:list-item>
                <text:p text:style-name="P8"><text:span text:style-name="T6">Downline Load Security</text:span></text:p>
              </text:list-item>
              <text:list-item>
                <text:p text:style-name="P8"><text:span text:style-name="T6">Message Fingerprints</text:span></text:p>
              </text:list-item>
              <text:list-item>
                <text:p text:style-name="P8"><text:span text:style-name="T6">Password Hashing</text:span></text:p>
              </text:list-item>
              <text:list-item>
                <text:p text:style-name="P8"><text:span text:style-name="T6">Message Integrity (HMAC) </text:span></text:p>
              </text:list-item>
              <text:list-item>
                <text:p text:style-name="P8"><text:span text:style-name="T6">Digital Signature Efficiency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CheckSums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File CheckSums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Often software to be downloaded have a checksum quoted.</text:span></text:p>
              </text:list-item>
              <text:list-item>
                <text:p text:style-name="P8"><text:span text:style-name="T6">Can be used to verify if you have the exact/correct copy of the softwar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wnline Load Security&#10;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Downline Load Security</text:span><text:span text:style-name="T14"><text:line-break/></text:span><text:span text:style-name="T14"/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Some devices connected to a network (routers, printers etc.) might not have enough persistent store to store the software they run. </text:span></text:p>
              </text:list-item>
              <text:list-item>
                <text:p text:style-name="P8"><text:span text:style-name="T6">They often download the programs they run.</text:span></text:p>
              </text:list-item>
              <text:list-item>
                <text:p text:style-name="P8"><text:span text:style-name="T6">And use Hashes to ensure that they have the right version of the program.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sage Fingerprints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Message Fingerprints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It you wanted to keep a master copy of a large piece of data/program so that you could always verify that you had the correct working copy.</text:span></text:p>
              </text:list-item>
              <text:list-item>
                <text:p text:style-name="P8"><text:span text:style-name="T6">You could just store the Hash of the dat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word Hashing&#10;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Password Hashing</text:span><text:span text:style-name="T14"><text:line-break/></text:span><text:span text:style-name="T14"/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Passwords should not be stored in cleartext.</text:span></text:p>
              </text:list-item>
              <text:list-item>
                <text:p text:style-name="P8"><text:span text:style-name="T6">They are hashed and the hash value is stored. </text:span></text:p>
              </text:list-item>
              <text:list-item>
                <text:p text:style-name="P8"><text:span text:style-name="T6">When authenticating a user, the password supplied by the user is hashed and then compared with the stored has value. </text:span></text:p>
              </text:list-item>
              <text:list-item>
                <text:p text:style-name="P8"><text:span text:style-name="T6">So even if the password database is compromised, this is of no use to the attacker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Signature Efficiency&#10;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Digital Signature Efficiency</text:span><text:span text:style-name="T14"><text:line-break/></text:span><text:span text:style-name="T14"/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(Later). Hashes are used in digital signatures. </text:span></text:p>
              </text:list-item>
              <text:list-item>
                <text:p text:style-name="P8"><text:span text:style-name="T6">You sign a hash of a message rather than the message itself.</text:span></text:p>
              </text:list-item>
              <text:list-item>
                <text:p text:style-name="P8"><text:span text:style-name="T6">Public/private key algorithms are computationally expensiv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econdImpress" presentation:presentation-page-layout-name="AL1T0">
        <draw:frame presentation:style-name="pr12" draw:text-style-name="P21" draw:layer="layout" svg:width="23.223cm" svg:height="12.415cm" svg:x="1.377cm" svg:y="2.585cm" presentation:class="subtitle" presentation:user-transformed="true">
          <draw:text-box>
            <text:p><text:span text:style-name="T15">Message Authentication &amp; Integrity</text:span></text:p>
            <text:p><text:span text:style-name="T15">Hashed Message Authentication Codes (HMA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sage Integrity (HMAC)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Message Authentication &amp; Integrity (HMAC)</text:span></text:p>
          </draw:text-box>
        </draw:frame>
        <draw:frame draw:name="Content Placeholder 2" presentation:style-name="pr10" draw:text-style-name="P9" draw:layer="layout" svg:width="22.859cm" svg:height="12.584cm" svg:x="1.27cm" svg:y="5.016cm" presentation:class="outline" presentation:user-transformed="true">
          <draw:text-box>
            <text:list text:style-name="L3">
              <text:list-item>
                <text:p text:style-name="P8"><text:span text:style-name="T6">Hash Message Authentication Codes (HMAC)</text:span></text:p>
              </text:list-item>
              <text:list-item>
                <text:p text:style-name="P8"><text:span text:style-name="T6">A technique for verifying the </text:span><text:span text:style-name="T7">integrity</text:span><text:span text:style-name="T6"> and </text:span><text:span text:style-name="T7">authenticity</text:span><text:span text:style-name="T6"> of a message.</text:span></text:p>
              </text:list-item>
              <text:list-item>
                <text:p text:style-name="P8"><text:span text:style-name="T6">Used with </text:span><text:span text:style-name="T7">a shared secret key</text:span><text:span text:style-name="T6">.</text:span></text:p>
              </text:list-item>
              <text:list-item>
                <text:p text:style-name="P8"><text:span text:style-name="T6">Take a hash of the message + secret key.</text:span></text:p>
              </text:list-item>
              <text:list-item>
                <text:p text:style-name="P8"><text:span text:style-name="T6">Receiver does the same, and checks that the hashes match. 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econdImpress" presentation:presentation-page-layout-name="AL3T11" presentation:use-footer-name="ftr1">
        <draw:frame presentation:style-name="pr4" draw:layer="layout" svg:width="23.223cm" svg:height="3.232cm" svg:x="1.27cm" svg:y="0.759cm" presentation:class="title">
          <draw:text-box>
            <text:p>HMAC</text:p>
          </draw:text-box>
        </draw:frame>
        <draw:custom-shape draw:style-name="gr5" draw:text-style-name="P15" draw:layer="layout" svg:width="6.8cm" svg:height="1.2cm" svg:x="2.2cm" svg:y="5.6cm">
          <text:p text:style-name="P15">Message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6.8cm" svg:height="1.2cm" svg:x="13.2cm" svg:y="5.6cm">
          <text:p text:style-name="P15">Message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8cm" svg:height="1.2cm" svg:x="3.8cm" svg:y="12.8cm">
          <text:p text:style-name="P15">HMAC (sig)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8cm" svg:height="1.2cm" svg:x="15.4cm" svg:y="8.4cm">
          <text:p text:style-name="P15">HMAC (sig)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8cm" svg:height="1.2cm" svg:x="14.2cm" svg:y="12.6cm">
          <text:p text:style-name="P15">HMAC (sig)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2cm" svg:height="1.2cm" svg:x="9cm" svg:y="5.6cm">
          <text:p text:style-name="P15">SK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2cm" svg:height="1.2cm" svg:x="20cm" svg:y="5.6cm">
          <text:p text:style-name="P15">SK</text:p>
          <draw:enhanced-geometry svg:viewBox="0 0 21600 21600" draw:type="rectangle" draw:enhanced-path="M 0 0 L 21600 0 21600 21600 0 21600 0 0 Z N"/>
        </draw:custom-shape>
        <draw:line draw:style-name="gr4" draw:text-style-name="P17" draw:layer="layout" svg:x1="6cm" svg:y1="7.6cm" svg:x2="6cm" svg:y2="12.4cm">
          <text:p/>
        </draw:line>
        <draw:line draw:style-name="gr4" draw:text-style-name="P17" draw:layer="layout" svg:x1="18cm" svg:y1="7.2cm" svg:x2="18cm" svg:y2="8.2cm">
          <text:p/>
        </draw:line>
        <draw:line draw:style-name="gr4" draw:text-style-name="P17" draw:layer="layout" svg:x1="8.2cm" svg:y1="3.991cm" svg:x2="14.4cm" svg:y2="3.991cm">
          <text:p/>
        </draw:line>
        <draw:line draw:style-name="gr4" draw:text-style-name="P17" draw:layer="layout" svg:x1="9.6cm" svg:y1="13.4cm" svg:x2="13.6cm" svg:y2="13.4cm">
          <text:p/>
        </draw:line>
        <draw:frame draw:style-name="gr8" draw:text-style-name="P22" draw:layer="layout" svg:width="3.072cm" svg:height="0.962cm" svg:x="10.4cm" svg:y="3.991cm">
          <draw:text-box>
            <text:p>message</text:p>
          </draw:text-box>
        </draw:frame>
        <draw:line draw:style-name="gr9" draw:text-style-name="P15" draw:layer="layout" svg:x1="17.4cm" svg:y1="10cm" svg:x2="17.4cm" svg:y2="12.4cm">
          <text:p/>
        </draw:line>
        <draw:frame draw:style-name="gr10" draw:text-style-name="P22" draw:layer="layout" svg:width="2.399cm" svg:height="0.962cm" svg:x="17.8cm" svg:y="10.638cm">
          <draw:text-box>
            <text:p>equal?</text:p>
          </draw:text-box>
        </draw:frame>
        <draw:custom-shape draw:style-name="gr11" draw:text-style-name="P15" draw:layer="layout" svg:width="5cm" svg:height="1.8cm" svg:x="6.8cm" svg:y="15cm">
          <text:p>authentication,</text:p>
          <text:p>integrit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2.187cm" svg:height="1.119cm" svg:x="6.8cm" svg:y="9.8cm">
          <draw:text-box>
            <text:p><text:span text:style-name="T16">hash</text:span></text:p>
          </draw:text-box>
        </draw:frame>
        <draw:frame draw:style-name="gr12" draw:text-style-name="P23" draw:layer="layout" svg:width="2.187cm" svg:height="1.119cm" svg:x="18.6cm" svg:y="7.081cm">
          <draw:text-box>
            <text:p><text:span text:style-name="T16">hash</text:span></text:p>
          </draw:text-box>
        </draw:frame>
        <presentation:notes draw:style-name="dp2">
          <draw:page-thumbnail draw:style-name="gr1" draw:layer="layout" svg:width="13.008cm" svg:height="10.218cm" svg:x="2.693cm" svg:y="2.07cm" draw:page-number="26" presentation:class="page"/>
          <draw:frame presentation:style-name="pr13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Message Integrity (HMAC)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Message Integrity (HMAC)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If they do we know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0">The message has not been changed</text:span></text:p>
                  </text:list-item>
                  <text:list-item>
                    <text:p text:style-name="P24"><text:span text:style-name="T10">It originated from the peer with which we share the secret key. </text:span></text:p>
                  </text:list-item>
                </text:list>
              </text:list-item>
              <text:list-item>
                <text:p text:style-name="P8"><text:span text:style-name="T6">HMACs are much more efficient than digital signatures (later).</text:span></text:p>
              </text:list-item>
              <text:list-item>
                <text:p text:style-name="P8"><text:span text:style-name="T6">But require a shared secret. 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econdImpress" presentation:presentation-page-layout-name="AL1T0">
        <draw:frame draw:name="Title 3" presentation:style-name="pr1" draw:text-style-name="P11" draw:layer="layout" svg:width="21.174cm" svg:height="4.867cm" svg:x="2.54cm" svg:y="4.233cm" presentation:class="title" presentation:user-transformed="true">
          <draw:text-box>
            <text:p text:style-name="P10"><text:span text:style-name="T8">Example Algorithms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Algorithms" draw:style-name="dp1" draw:master-page-name="secondImpress" presentation:presentation-page-layout-name="AL3T11">
        <draw:frame draw:name="Rectangle 2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25"><text:span text:style-name="T14">Example Algorithms</text:span></text:p>
          </draw:text-box>
        </draw:frame>
        <draw:frame draw:name="Rectangle 3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26"><text:span text:style-name="T6">MD5</text:span></text:p>
              </text:list-item>
              <text:list-item>
                <text:p text:style-name="P26"><text:span text:style-name="T6">SHA-1</text:span></text:p>
              </text:list-item>
              <text:list-item>
                <text:p text:style-name="P26"><text:span text:style-name="T6">SHA-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D5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25"><text:span text:style-name="T14">MD5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26"><text:span text:style-name="T6">Message-Digest algorithm 5 - 1991</text:span></text:p>
              </text:list-item>
              <text:list-item>
                <text:p text:style-name="P26"><text:span text:style-name="T6">Generates a 128 bit value</text:span></text:p>
              </text:list-item>
              <text:list-item>
                <text:p text:style-name="P26"><text:span text:style-name="T6">Commonly used to check the integrity of files.</text:span></text:p>
              </text:list-item>
              <text:list-item>
                <text:p text:style-name="P26"><text:span text:style-name="T6">It has been shown that it is not collision resistant.</text:span></text:p>
              </text:list-item>
              <text:list-item>
                <text:p text:style-name="P26"><text:span text:style-name="T6">Now vulnerable in this and other regards.</text:span></text:p>
              </text:list-item>
            </text:list>
            <text:p text:style-name="P2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-2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25"><text:span text:style-name="T14">SHA-2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26"><text:span text:style-name="T6">Set of four with hash digests of size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0">224, 256, 384 or 512 bits.</text:span></text:p>
                  </text:list-item>
                </text:list>
              </text:list-item>
              <text:list-item>
                <text:p text:style-name="P26"><text:span text:style-name="T6">Used in TLS and SSL, PGP, SSH, S/MIME, and Ipsec.</text:span></text:p>
              </text:list-item>
            </text:list>
            <text:p text:style-name="P2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-3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25"><text:span text:style-name="T14">SHA-3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26"><text:span text:style-name="T6">Competition to find the best Hash Function.</text:span></text:p>
              </text:list-item>
              <text:list-item>
                <text:p text:style-name="P26"><text:span text:style-name="T6">Started in 2008.</text:span></text:p>
              </text:list-item>
              <text:list-item>
                <text:p text:style-name="P26"><text:span text:style-name="T6">Final candidates announced in December 2010.</text:span></text:p>
              </text:list-item>
              <text:list-item>
                <text:p text:style-name="P26"><text:span text:style-name="T6">Result published in 2015.</text:span></text:p>
              </text:list-item>
              <text:list-item>
                <text:p text:style-name="P26"><text:span text:style-name="T6">Not meant as a replacement for SHA-2 as no attack on SHA-2 has been demonstra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econdImpress" presentation:presentation-page-layout-name="AL1T0">
        <draw:frame draw:name="Title 3" presentation:style-name="pr1" draw:text-style-name="P11" draw:layer="layout" svg:width="21.174cm" svg:height="4.867cm" svg:x="2.54cm" svg:y="4.233cm" presentation:class="title" presentation:user-transformed="true">
          <draw:text-box>
            <text:p text:style-name="P10"><text:span text:style-name="T8">Cryptography / Java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econdImpress" presentation:presentation-page-layout-name="AL2T1">
        <draw:frame presentation:style-name="pr4" draw:layer="layout" svg:width="23.223cm" svg:height="3.232cm" svg:x="1.27cm" svg:y="0.759cm" presentation:class="title">
          <draw:text-box>
            <text:p>Base64 Encoding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>A way of encoding binary data as text. </text:p>
              </text:list-item>
              <text:list-item>
                <text:p>Binary data is split into 6 bit parts with padding if necessary.</text:p>
              </text:list-item>
              <text:list-item>
                <text:p>(Padding is necessary if the number of bytes is not divisible by 3.) </text:p>
              </text:list-item>
              <text:list-item>
                <text:p>Each of these 6 bit values is represented by one of 64 characters.</text:p>
              </text:list-item>
              <text:list-item>
                <text:p>[ 2<text:span text:style-name="T9">6</text:span><text:span text:style-name="T17"> = 64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econdImpress" presentation:presentation-page-layout-name="AL2T1">
        <draw:frame presentation:style-name="pr4" draw:layer="layout" svg:width="23.223cm" svg:height="3.232cm" svg:x="1.27cm" svg:y="0.759cm" presentation:class="title">
          <draw:text-box>
            <text:p>Base64 Encoding</text:p>
          </draw:text-box>
        </draw:frame>
        <draw:frame presentation:style-name="pr5" draw:layer="layout" svg:width="10.93cm" svg:height="12.415cm" svg:x="6.27cm" svg:y="4.585cm" presentation:class="outline" presentation:user-transformed="true">
          <draw:text-box>
            <text:list text:style-name="L2">
              <text:list-item>
                <text:p>Value <text:tab/>Char <text:tab/> <text:s/><text:tab/></text:p>
              </text:list-item>
              <text:list-item>
                <text:p>0 <text:tab/><text:tab/><text:tab/><text:tab/><text:tab/><text:tab/><text:tab/><text:tab/> <text:s text:c="8"/>A <text:tab/><text:tab/><text:tab/><text:tab/><text:tab/></text:p>
              </text:list-item>
              <text:list-item>
                <text:p>1 <text:tab/><text:tab/> <text:s text:c="8"/>B <text:tab/><text:tab/><text:tab/><text:tab/><text:tab/></text:p>
              </text:list-item>
              <text:list-item>
                <text:p>25 <text:tab/><text:tab/>Z</text:p>
              </text:list-item>
              <text:list-item>
                <text:p>26 <text:tab/><text:tab/>a </text:p>
              </text:list-item>
              <text:list-item>
                <text:p>51 <text:tab/><text:tab/>z</text:p>
              </text:list-item>
              <text:list-item>
                <text:p>52 <text:tab/><text:tab/>0</text:p>
              </text:list-item>
              <text:list-item>
                <text:p>61 <text:tab/><text:tab/>9</text:p>
              </text:list-item>
              <text:list-item>
                <text:p>62 <text:tab/><text:tab/>+</text:p>
              </text:list-item>
              <text:list-item>
                <text:p>63 <text:tab/><text:tab/>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econdImpress" presentation:presentation-page-layout-name="AL2T1">
        <draw:frame presentation:style-name="pr4" draw:layer="layout" svg:width="23.223cm" svg:height="3.232cm" svg:x="1.27cm" svg:y="0.759cm" presentation:class="title">
          <draw:text-box>
            <text:p>Base64 Encoding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>Binary values are padded with zeros. </text:p>
              </text:list-item>
              <text:list-item>
                <text:p>Zeros at the end ot the Base64 string are encoded as “=”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econdImpress" presentation:presentation-page-layout-name="AL2T1">
        <draw:frame presentation:style-name="pr4" draw:layer="layout" svg:width="23.223cm" svg:height="3.232cm" svg:x="1.27cm" svg:y="0.759cm" presentation:class="title">
          <draw:text-box>
            <text:p>Base64 Encoding and Decoding</text:p>
          </draw:text-box>
        </draw:frame>
        <draw:frame draw:style-name="gr13" draw:text-style-name="P28" draw:layer="layout" svg:width="22.905cm" svg:height="10.482cm" svg:x="1.495cm" svg:y="5.653cm">
          <draw:text-box>
            <text:p><text:span text:style-name="T18">String s = "qwerty" ;</text:span></text:p>
            <text:p><text:span text:style-name="T18">byte[] sBytes = s.getBytes() ;</text:span></text:p>
            <text:p><text:span text:style-name="T18">String encodedString = Base64.getEncoder().encodeToString(sBytes);</text:span></text:p>
            <text:p><text:span text:style-name="T18">System.out.println("s is: " + s + " <text:s/>Encoded: " + encodedString);</text:span></text:p>
            <text:p><text:span text:style-name="T18"/></text:p>
            <text:p><text:span text:style-name="T18">byte[] decodedBytes = Base64.getDecoder().decode(encodedString);</text:span></text:p>
            <text:p><text:span text:style-name="T18">System.out.println("Encoded: " + encodedString + 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" <text:s/>Decoded: " + new String(decodedBytes));</text:span></text:p>
            <text:p><text:span text:style-name="T18"/></text:p>
            <text:p><text:span text:style-name="T18"/></text:p>
            <text:p><text:span text:style-name="T18">Outout:</text:span></text:p>
            <text:p><text:span text:style-name="T18">s is: qwerty <text:s/>Encoded: cXdlcnR5</text:span></text:p>
            <text:p><text:span text:style-name="T18">Encoded: cXdlcnR5 <text:s/>Decoded: qwer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econdImpress" presentation:presentation-page-layout-name="AL2T1">
        <draw:frame presentation:style-name="pr4" draw:layer="layout" svg:width="23.223cm" svg:height="3.232cm" svg:x="1.27cm" svg:y="0.759cm" presentation:class="title">
          <draw:text-box>
            <text:p>Base64 Encoding and Decoding</text:p>
          </draw:text-box>
        </draw:frame>
        <draw:frame draw:style-name="gr14" draw:text-style-name="P28" draw:layer="layout" svg:width="21.491cm" svg:height="6.547cm" svg:x="1.495cm" svg:y="5.653cm">
          <draw:text-box>
            <text:p><text:span text:style-name="T18">Outout:</text:span></text:p>
            <text:p><text:span text:style-name="T18">s is: qwerty <text:s/>Encoded: cXdlcnR5</text:span></text:p>
            <text:p><text:span text:style-name="T18">Encoded: cXdlcnR5 <text:s/>Decoded: qwerty</text:span></text:p>
            <text:p><text:span text:style-name="T18"/></text:p>
            <text:p><text:span text:style-name="T18">Another example</text:span></text:p>
            <text:p><text:span text:style-name="T18">s is: qwertyu <text:s/>Encoded: cXdlcnR5dQ==</text:span></text:p>
            <text:p><text:span text:style-name="T18">Encoded: cXdlcnR5dQ== <text:s/>Decoded: qwertyu</text:span></text:p>
            <text:p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econdImpress" presentation:presentation-page-layout-name="AL1T0">
        <draw:frame draw:name="Title 3" presentation:style-name="pr1" draw:text-style-name="P11" draw:layer="layout" svg:width="21.174cm" svg:height="4.867cm" svg:x="2.54cm" svg:y="4.233cm" presentation:class="title" presentation:user-transformed="true">
          <draw:text-box>
            <text:p text:style-name="P10"><text:span text:style-name="T8">Message Digests</text:span></text:p>
          </draw:text-box>
        </draw:frame>
        <draw:frame draw:name="Subtitle 4" presentation:style-name="pr2" draw:text-style-name="P4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– MD5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25"><text:span text:style-name="T14">Example – MD5</text:span></text:p>
          </draw:text-box>
        </draw:frame>
        <draw:custom-shape draw:name="TextBox 3" draw:style-name="gr15" draw:text-style-name="P30" draw:layer="layout" svg:width="15.108cm" svg:height="10.919cm" svg:x="1.668cm" svg:y="4.961cm">
          <text:p text:style-name="P29"><text:span text:style-name="T19">public class A1MessageDigestEx {</text:span></text:p>
          <text:p text:style-name="P29"><text:span text:style-name="T19"><text:s text:c="2"/></text:span><text:span text:style-name="T19">public static void main(String[] args) {</text:span></text:p>
          <text:p text:style-name="P29"><text:span text:style-name="T19"/></text:p>
          <text:p text:style-name="P29"><text:span text:style-name="T19"><text:s text:c="4"/></text:span><text:span text:style-name="T19">String password = "12345";</text:span></text:p>
          <text:p text:style-name="P29"><text:span text:style-name="T19"><text:s text:c="4"/></text:span><text:span text:style-name="T19">MessageDigest algorithm = null;</text:span></text:p>
          <text:p text:style-name="P29"><text:span text:style-name="T19"><text:s text:c="4"/></text:span><text:span text:style-name="T19">try {</text:span></text:p>
          <text:p text:style-name="P29"><text:span text:style-name="T19"><text:s text:c="6"/></text:span><text:span text:style-name="T19">algorithm = MessageDigest.</text:span><text:span text:style-name="T20">getInstance("MD5");</text:span></text:p>
          <text:p text:style-name="P29"><text:span text:style-name="T19"><text:s text:c="4"/></text:span><text:span text:style-name="T19">} catch (NoSuchAlgorithmException e) {</text:span></text:p>
          <text:p text:style-name="P29"><text:span text:style-name="T19"><text:s text:c="6"/></text:span><text:span text:style-name="T19">e.printStackTrace();</text:span></text:p>
          <text:p text:style-name="P29"><text:span text:style-name="T19"><text:s text:c="4"/></text:span><text:span text:style-name="T19">}</text:span></text:p>
          <text:p text:style-name="P29"><text:span text:style-name="T19"/></text:p>
          <text:p text:style-name="P29"><text:span text:style-name="T19"><text:s text:c="4"/></text:span><text:span text:style-name="T19">algorithm.reset();</text:span></text:p>
          <text:p text:style-name="P29"><text:span text:style-name="T19"><text:s text:c="4"/></text:span><text:span text:style-name="T19">algorithm.update(password.getBytes());</text:span></text:p>
          <text:p text:style-name="P29"><text:span text:style-name="T19"><text:s text:c="4"/></text:span><text:span text:style-name="T19">byte[] messageDigest = algorithm.digest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– MD5 (cont)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25"><text:span text:style-name="T14">Example – MD5 (cont)</text:span></text:p>
          </draw:text-box>
        </draw:frame>
        <draw:custom-shape draw:name="TextBox 3" draw:style-name="gr15" draw:text-style-name="P30" draw:layer="layout" svg:width="23.697cm" svg:height="6.347cm" svg:x="1.2cm" svg:y="5.653cm">
          <text:p text:style-name="P29"><text:span text:style-name="T19"/></text:p>
          <text:p text:style-name="P29"><text:span text:style-name="T19"><text:s/></text:span><text:span text:style-name="T21"><text:s text:c="3"/></text:span><text:span text:style-name="T21">System.out.println("length " + messageDigest.length);</text:span></text:p>
          <text:p text:style-name="P29"><text:span text:style-name="T21"><text:s text:c="4"/></text:span></text:p>
          <text:p text:style-name="P29"><text:span text:style-name="T21"><text:s text:c="4"/></text:span><text:span text:style-name="T21">String encodedDigest = Base64.getEncoder().encodeToString(messageDigest);;</text:span></text:p>
          <text:p text:style-name="P29"><text:span text:style-name="T21"><text:s text:c="4"/></text:span><text:span text:style-name="T21">System.out.println("Base64 encoded message digest " + encodedDigest);</text:span></text:p>
          <text:p text:style-name="P29"><text:span text:style-name="T21"/></text:p>
          <text:p text:style-name="P29"><text:span text:style-name="T21"><text:s text:c="2"/></text:span><text:span text:style-name="T21">}</text:span></text:p>
          <text:p text:style-name="P29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.security.MessageDigest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10"><text:span text:style-name="T14">java.security.MessageDigest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update() - adds data to be hashed</text:span></text:p>
              </text:list-item>
              <text:list-item>
                <text:p text:style-name="P8"><text:span text:style-name="T6">reset() - clears the data (not necessary in this case)</text:span></text:p>
              </text:list-item>
              <text:list-item>
                <text:p text:style-name="P8"><text:span text:style-name="T6">digest() – calculates the hash dig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ache Commons Codec Library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25"><text:span text:style-name="T14">Apache Commons Codec Library</text:span>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26"><text:span text:style-name="T6">commons-codec-1.6.jar</text:span></text:p>
              </text:list-item>
              <text:list-item>
                <text:p text:style-name="P26"><text:span text:style-name="T22"><text:a xlink:href="http://commons.apache.org/codec/apidocs/index.html" xlink:type="simple">http://commons.apache.org/codec/apidocs/index.html</text:a></text:span></text:p>
              </text:list-item>
            </text:list>
            <text:p text:style-name="P26"><text:span text:style-name="T6"/></text:p>
            <text:list text:continue-numbering="true" text:style-name="L3">
              <text:list-item>
                <text:p text:style-name="P26"><text:span text:style-name="T6">Has some convenience methods for getting digests. </text:span></text:p>
              </text:list-item>
            </text:list>
            <text:p text:style-name="P2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– MD5 &amp; SHA256" draw:style-name="dp1" draw:master-page-name="secondImpress" presentation:presentation-page-layout-name="AL3T11">
        <draw:frame draw:name="Title 1" presentation:style-name="pr1" draw:text-style-name="P20" draw:layer="layout" svg:width="22.859cm" svg:height="3.165cm" svg:x="1.27cm" svg:y="0.772cm" presentation:class="title" presentation:user-transformed="true">
          <draw:text-box>
            <text:p text:style-name="P25"><text:span text:style-name="T14">Example – MD5 &amp; SHA256</text:span></text:p>
          </draw:text-box>
        </draw:frame>
        <draw:custom-shape draw:name="TextBox 3" draw:style-name="gr15" draw:text-style-name="P30" draw:layer="layout" svg:width="16.032cm" svg:height="11.681cm" svg:x="4.75cm" svg:y="4.961cm">
          <text:p text:style-name="P29"><text:span text:style-name="T19">import org.apache.commons.codec.digest.DigestUtils;</text:span></text:p>
          <text:p text:style-name="P29"><text:span text:style-name="T19"/></text:p>
          <text:p text:style-name="P29"><text:span text:style-name="T19">public class E2MessageDigestEx {</text:span></text:p>
          <text:p text:style-name="P29"><text:span text:style-name="T19"/></text:p>
          <text:p text:style-name="P29"><text:span text:style-name="T19"><text:s text:c="6"/></text:span><text:span text:style-name="T19">public static void main(String[] args) {</text:span></text:p>
          <text:p text:style-name="P29"><text:span text:style-name="T19"/></text:p>
          <text:p text:style-name="P29"><text:span text:style-name="T19"><text:tab/></text:span><text:span text:style-name="T19">String sessionid = "12345";</text:span></text:p>
          <text:p text:style-name="P29"><text:span text:style-name="T19"><text:tab/></text:span><text:span text:style-name="T19">String md5 = DigestUtils.</text:span><text:span text:style-name="T20">md5Hex(sessionid);</text:span></text:p>
          <text:p text:style-name="P29"><text:span text:style-name="T19"><text:tab/></text:span><text:span text:style-name="T19">System.</text:span><text:span text:style-name="T20">out.println("sessionid " + sessionid <text:s/>+ <text:s/></text:span></text:p>
          <text:p text:style-name="P29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19">" md5 version is " + md5);</text:span></text:p>
          <text:p text:style-name="P29"><text:span text:style-name="T19"><text:tab/></text:span><text:span text:style-name="T19">String sha256 = DigestUtils.</text:span><text:span text:style-name="T20">sha256Hex(sessionid);</text:span></text:p>
          <text:p text:style-name="P29"><text:span text:style-name="T19"><text:tab/></text:span><text:span text:style-name="T19">System.</text:span><text:span text:style-name="T20">out.println("sessionid " + sessionid + </text:span></text:p>
          <text:p text:style-name="P29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" sha256 version is " + sha256);</text:span></text:p>
          <text:p text:style-name="P29"><text:span text:style-name="T19"><text:s text:c="6"/></text:span><text:span text:style-name="T19">}</text:span></text:p>
          <text:p text:style-name="P29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econdImpress" presentation:presentation-page-layout-name="AL1T0" presentation:use-footer-name="ftr1">
        <draw:frame draw:name="Subtitle 5" presentation:style-name="pr2" draw:text-style-name="P4" draw:layer="layout" svg:width="23.223cm" svg:height="12.415cm" svg:x="1.27cm" svg:y="4.457cm" presentation:class="subtitle">
          <draw:text-box>
            <text:p text:style-name="P31"><text:span text:style-name="T23">Hashed Message Authentication Code (HMAC)</text:span></text:p>
          </draw:text-box>
        </draw:frame>
        <draw:frame draw:name="Slide Number Placeholder 5" presentation:style-name="pr14" draw:text-style-name="P33" draw:layer="layout" svg:width="5.926cm" svg:height="1.269cm" svg:x="18.203cm" svg:y="17.343cm" presentation:class="page-number" presentation:user-transformed="true">
          <draw:text-box>
            <text:p text:style-name="P32"><text:span text:style-name="T24"><text:page-number>&lt;number&gt;</text:page-number></text:span></text:p>
            <text:p text:style-name="P32"><text:span text:style-name="T24"/></text:p>
          </draw:text-box>
        </draw:frame>
        <presentation:notes draw:style-name="dp4">
          <draw:frame draw:name="Rectangle 7" presentation:style-name="pr15" draw:text-style-name="P33" draw:layer="layout" svg:width="7.972cm" svg:height="1.362cm" svg:x="10.425cm" svg:y="25.889cm" presentation:class="page-number" presentation:user-transformed="true">
            <draw:text-box>
              <text:p text:style-name="P34"><text:span text:style-name="T25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45" presentation:class="page"/>
          <draw:frame draw:name="Rectangle 3" presentation:style-name="pr16" draw:text-style-name="P35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HMAC" draw:style-name="dp3" draw:master-page-name="secondImpress" presentation:presentation-page-layout-name="AL3T11" presentation:use-footer-name="ftr1">
        <draw:frame draw:name="Title 1" presentation:style-name="pr17" draw:layer="layout" svg:width="22.859cm" svg:height="1.576cm" svg:x="1.27cm" svg:y="1.566cm" presentation:class="title" presentation:user-transformed="true">
          <draw:text-box>
            <text:p>HMAC</text:p>
          </draw:text-box>
        </draw:frame>
        <draw:frame draw:name="Content Placeholder 2" presentation:style-name="pr10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Take the hash of a message + secret key.</text:span></text:p>
              </text:list-item>
              <text:list-item>
                <text:p text:style-name="P8"><text:span text:style-name="T6">Receiver does the same, and checks that the hashes match. </text:span></text:p>
              </text:list-item>
              <text:list-item>
                <text:p text:style-name="P8"><text:span text:style-name="T6">Authenticates the sender (only they have the secret key)</text:span></text:p>
              </text:list-item>
              <text:list-item>
                <text:p text:style-name="P8"><text:span text:style-name="T6">Verifies the integrity of the message.</text:span></text:p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46" presentation:class="page"/>
          <draw:frame presentation:style-name="pr18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47" draw:style-name="dp3" draw:master-page-name="secondImpress" presentation:presentation-page-layout-name="AL3T11" presentation:use-footer-name="ftr1">
        <draw:frame presentation:style-name="pr4" draw:layer="layout" svg:width="23.223cm" svg:height="3.232cm" svg:x="1.27cm" svg:y="0.759cm" presentation:class="title">
          <draw:text-box>
            <text:p>HMAC</text:p>
          </draw:text-box>
        </draw:frame>
        <draw:custom-shape draw:style-name="gr5" draw:text-style-name="P15" draw:layer="layout" svg:width="6.8cm" svg:height="1.2cm" svg:x="2.2cm" svg:y="5.6cm">
          <text:p text:style-name="P15">Message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6.8cm" svg:height="1.2cm" svg:x="13.2cm" svg:y="5.6cm">
          <text:p text:style-name="P15">Message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8cm" svg:height="1.2cm" svg:x="3.8cm" svg:y="12.8cm">
          <text:p text:style-name="P15">HMAC (sig)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8cm" svg:height="1.2cm" svg:x="15.4cm" svg:y="8.4cm">
          <text:p text:style-name="P15">HMAC (sig)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8cm" svg:height="1.2cm" svg:x="14.2cm" svg:y="12.6cm">
          <text:p text:style-name="P15">HMAC (sig)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2cm" svg:height="1.2cm" svg:x="9cm" svg:y="5.6cm">
          <text:p text:style-name="P15">SK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2cm" svg:height="1.2cm" svg:x="20cm" svg:y="5.6cm">
          <text:p text:style-name="P15">SK</text:p>
          <draw:enhanced-geometry svg:viewBox="0 0 21600 21600" draw:type="rectangle" draw:enhanced-path="M 0 0 L 21600 0 21600 21600 0 21600 0 0 Z N"/>
        </draw:custom-shape>
        <draw:line draw:style-name="gr4" draw:text-style-name="P17" draw:layer="layout" svg:x1="6cm" svg:y1="7.6cm" svg:x2="6cm" svg:y2="12.4cm">
          <text:p/>
        </draw:line>
        <draw:line draw:style-name="gr4" draw:text-style-name="P17" draw:layer="layout" svg:x1="18cm" svg:y1="7.2cm" svg:x2="18cm" svg:y2="8.2cm">
          <text:p/>
        </draw:line>
        <draw:line draw:style-name="gr4" draw:text-style-name="P17" draw:layer="layout" svg:x1="8.2cm" svg:y1="3.991cm" svg:x2="14.4cm" svg:y2="3.991cm">
          <text:p/>
        </draw:line>
        <draw:line draw:style-name="gr4" draw:text-style-name="P17" draw:layer="layout" svg:x1="9.6cm" svg:y1="13.4cm" svg:x2="13.6cm" svg:y2="13.4cm">
          <text:p/>
        </draw:line>
        <draw:frame draw:style-name="gr8" draw:text-style-name="P22" draw:layer="layout" svg:width="3.072cm" svg:height="0.962cm" svg:x="10.4cm" svg:y="3.991cm">
          <draw:text-box>
            <text:p>message</text:p>
          </draw:text-box>
        </draw:frame>
        <draw:line draw:style-name="gr9" draw:text-style-name="P15" draw:layer="layout" svg:x1="17.4cm" svg:y1="10cm" svg:x2="17.4cm" svg:y2="12.4cm">
          <text:p/>
        </draw:line>
        <draw:frame draw:style-name="gr10" draw:text-style-name="P22" draw:layer="layout" svg:width="2.399cm" svg:height="0.962cm" svg:x="17.8cm" svg:y="10.638cm">
          <draw:text-box>
            <text:p>equal?</text:p>
          </draw:text-box>
        </draw:frame>
        <draw:custom-shape draw:style-name="gr11" draw:text-style-name="P15" draw:layer="layout" svg:width="5cm" svg:height="1.8cm" svg:x="6.8cm" svg:y="15cm">
          <text:p>authentication,</text:p>
          <text:p>integrity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008cm" svg:height="10.218cm" svg:x="2.693cm" svg:y="2.07cm" draw:page-number="47" presentation:class="page"/>
          <draw:frame presentation:style-name="pr13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HMAC Example" draw:style-name="dp3" draw:master-page-name="secondImpress" presentation:presentation-page-layout-name="AL3T11" presentation:use-footer-name="ftr1">
        <draw:frame draw:name="Title 1" presentation:style-name="pr17" draw:layer="layout" svg:width="22.859cm" svg:height="1.576cm" svg:x="1.27cm" svg:y="1.566cm" presentation:class="title" presentation:user-transformed="true">
          <draw:text-box>
            <text:p>HMAC Example</text:p>
          </draw:text-box>
        </draw:frame>
        <draw:custom-shape draw:name="TextBox 3" draw:style-name="gr15" draw:text-style-name="P36" draw:layer="layout" svg:width="22.22cm" svg:height="11.679cm" svg:x="2.18cm" svg:y="4.721cm">
          <text:p text:style-name="P29"><text:span text:style-name="T26">KeyGenerator kg = KeyGenerator.</text:span><text:span text:style-name="T27">getInstance("HmacSHA256");</text:span></text:p>
          <text:p text:style-name="P29"><text:span text:style-name="T26">SecretKey sk = kg.generateKey();</text:span></text:p>
          <text:p text:style-name="P29"><text:span text:style-name="T26"/></text:p>
          <text:p text:style-name="P29"><text:span text:style-name="T26">Mac mac = Mac.</text:span><text:span text:style-name="T27">getInstance("HmacSHA256");</text:span></text:p>
          <text:p text:style-name="P29"><text:span text:style-name="T26">mac.init(sk);</text:span></text:p>
          <text:p text:style-name="P29"><text:span text:style-name="T26">byte[] result = mac.doFinal("Hi There".getBytes());</text:span></text:p>
          <text:p text:style-name="P29"><text:span text:style-name="T26">System.</text:span><text:span text:style-name="T27">out.println(result.length);</text:span></text:p>
          <text:p text:style-name="P29"><text:span text:style-name="T26"><text:s text:c="4"/></text:span></text:p>
          <text:p text:style-name="P29"><text:span text:style-name="T26">/// Receiver</text:span></text:p>
          <text:p text:style-name="P29"><text:span text:style-name="T26">Mac mac2 = Mac.</text:span><text:span text:style-name="T27">getInstance("HmacSHA256");</text:span></text:p>
          <text:p text:style-name="P29"><text:span text:style-name="T26">mac2.init(sk);</text:span></text:p>
          <text:p text:style-name="P29"><text:span text:style-name="T26">byte[] result2 = mac.doFinal("Hi There".getBytes());</text:span></text:p>
          <text:p text:style-name="P29"><text:span text:style-name="T26"><text:s text:c="4"/></text:span></text:p>
          <text:p text:style-name="P29"><text:span text:style-name="T26">System.</text:span><text:span text:style-name="T27">out.println("Check: " + </text:span></text:p>
          <text:p text:style-name="P29"><text:span text:style-name="T27"><text:tab/></text:span><text:span text:style-name="T27"><text:tab/></text:span><text:span text:style-name="T27"><text:tab/></text:span><text:span text:style-name="T27">Arrays.equals(result, result2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008cm" svg:height="10.218cm" svg:x="2.693cm" svg:y="2.07cm" draw:page-number="48" presentation:class="page"/>
          <draw:frame presentation:style-name="pr18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49" draw:style-name="dp3" draw:master-page-name="secondImpress" presentation:presentation-page-layout-name="AL2T1" presentation:use-footer-name="ftr1">
        <draw:frame presentation:style-name="pr11" draw:layer="layout" svg:width="23.223cm" svg:height="3.232cm" svg:x="1.27cm" svg:y="0.759cm" presentation:class="title">
          <draw:text-box>
            <text:p>Base64 Encoded HMAC</text:p>
          </draw:text-box>
        </draw:frame>
        <draw:frame draw:style-name="gr16" draw:text-style-name="P37" draw:layer="layout" svg:width="20.6cm" svg:height="10.4cm" svg:x="2cm" svg:y="4.4cm">
          <draw:text-box>
            <text:p><text:span text:style-name="T28">byte[] hmac = mac.doFinal(textArray); <text:s text:c="2"/></text:span></text:p>
            <text:p><text:span text:style-name="T28">String encodedHmac = <text:s text:c="3"/></text:span><text:span text:style-name="T28"><text:tab/></text:span><text:span text:style-name="T28"><text:tab/></text:span></text:p>
            <text:p><text:span text:style-name="T28"><text:tab/></text:span><text:span text:style-name="T28"><text:tab/></text:span><text:span text:style-name="T28">Base64.getEncoder().encodeToString(hmac);</text:span></text:p>
            <text:p><text:span text:style-name="T28">System.</text:span><text:span text:style-name="T29">out</text:span><text:span text:style-name="T28">.println(</text:span><text:span text:style-name="T30">"Encoded HMAC :"</text:span><text:span text:style-name="T28"> + </text:span><text:span text:style-name="T31">encodedHmac</text:span><text:span text:style-name="T28">);</text:span></text:p>
            <text:p><text:span text:style-name="T28"/></text:p>
            <text:p><text:span text:style-name="T28"/></text:p>
            <text:p><text:span text:style-name="T28">// Base64 decode a HMAC</text:span></text:p>
            <text:p><text:span text:style-name="T28">byte[] decodedHmac =</text:span></text:p>
            <text:p><text:span text:style-name="T28"><text:s/></text:span><text:span text:style-name="T28"><text:tab/></text:span><text:span text:style-name="T28"><text:tab/></text:span><text:span text:style-name="T28">Base64.getDecoder().decode(encodedHmac);</text:span></text:p>
          </draw:text-box>
        </draw:frame>
        <presentation:notes draw:style-name="dp2">
          <draw:page-thumbnail draw:style-name="gr1" draw:layer="layout" svg:width="13.008cm" svg:height="10.218cm" svg:x="2.693cm" svg:y="2.07cm" draw:page-number="49" presentation:class="page"/>
          <draw:frame presentation:style-name="pr13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50" draw:style-name="dp3" draw:master-page-name="secondImpress" presentation:presentation-page-layout-name="AL2T1" presentation:use-footer-name="ftr1">
        <draw:frame presentation:style-name="pr11" draw:layer="layout" svg:width="23.223cm" svg:height="3.232cm" svg:x="1.27cm" svg:y="0.759cm" presentation:class="title">
          <draw:text-box>
            <text:p>Base64 Encoded Secret Key</text:p>
          </draw:text-box>
        </draw:frame>
        <draw:frame draw:style-name="gr16" draw:text-style-name="P37" draw:layer="layout" svg:width="20.6cm" svg:height="10.4cm" svg:x="2cm" svg:y="4.4cm">
          <draw:text-box>
            <text:p><text:span text:style-name="T28">// Base64 encode a secret key</text:span></text:p>
            <text:p><text:span text:style-name="T28">String </text:span><text:span text:style-name="T31">encodedKey</text:span><text:span text:style-name="T28"> = Base64.</text:span><text:span text:style-name="T32">getEncoder</text:span><text:span text:style-name="T28">().encodeToString(</text:span><text:span text:style-name="T31">sk</text:span><text:span text:style-name="T28">.getEncoded()); </text:span></text:p>
            <text:p><text:span text:style-name="T28">System.</text:span><text:span text:style-name="T29">out</text:span><text:span text:style-name="T28">.println(</text:span><text:span text:style-name="T30">"Encoded Key :"</text:span><text:span text:style-name="T28"> + </text:span><text:span text:style-name="T31">encodedKey</text:span><text:span text:style-name="T28">);</text:span></text:p>
            <text:p><text:span text:style-name="T28"/></text:p>
            <text:p><text:span text:style-name="T28"/></text:p>
            <text:p><text:span text:style-name="T28">// Base64 decode a secret key</text:span></text:p>
            <text:p><text:span text:style-name="T33">byte</text:span><text:span text:style-name="T28">[] </text:span><text:span text:style-name="T31">decodedKey</text:span><text:span text:style-name="T28"> = Base64.</text:span><text:span text:style-name="T32">getDecoder</text:span><text:span text:style-name="T28">().decode(</text:span><text:span text:style-name="T31">encodedKey</text:span><text:span text:style-name="T28">);</text:span></text:p>
            <text:p><text:span text:style-name="T28">SecretKey </text:span><text:span text:style-name="T31">sk</text:span><text:span text:style-name="T28"> = </text:span><text:span text:style-name="T33">new</text:span><text:span text:style-name="T28"> SecretKeySpec(</text:span><text:span text:style-name="T31">decodedKey</text:span><text:span text:style-name="T28">, 0, </text:span><text:span text:style-name="T31">decodedKey</text:span><text:span text:style-name="T28">.</text:span><text:span text:style-name="T34">length</text:span><text:span text:style-name="T28">,</text:span><text:span text:style-name="T30">"HmacSHA256"</text:span><text:span text:style-name="T28">);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008cm" svg:height="10.218cm" svg:x="2.693cm" svg:y="2.07cm" draw:page-number="50" presentation:class="page"/>
          <draw:frame presentation:style-name="pr13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51" draw:style-name="dp3" draw:master-page-name="secondImpress" presentation:presentation-page-layout-name="AL2T1" presentation:use-footer-name="ftr1">
        <draw:frame presentation:style-name="pr4" draw:layer="layout" svg:width="23.223cm" svg:height="3.232cm" svg:x="1.27cm" svg:y="0.759cm" presentation:class="title">
          <draw:text-box>
            <text:p>Summary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>What is a Hash Digest (or one way hash)</text:p>
              </text:list-item>
              <text:list-item>
                <text:p>Properties of a Hash Digest</text:p>
              </text:list-item>
              <text:list-item>
                <text:p>What size should a hash digest be. </text:p>
              </text:list-item>
              <text:list-item>
                <text:p>Uses of a Hash Digest</text:p>
              </text:list-item>
              <text:list-item>
                <text:p>What is a Hashed Message Authentication Code?</text:p>
                <text:list>
                  <text:list-item>
                    <text:p>Provides authentication and integrity of a message without sending the shared secret (passwo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econdImpress" presentation:presentation-page-layout-name="AL2T1" presentation:use-footer-name="ftr1">
        <draw:frame presentation:style-name="pr4" draw:layer="layout" svg:width="23.223cm" svg:height="3.232cm" svg:x="1.27cm" svg:y="0.759cm" presentation:class="title" presentation:user-transformed="true">
          <draw:text-box>
            <text:p>Summary (Java)</text:p>
          </draw:text-box>
        </draw:frame>
        <draw:frame presentation:style-name="pr5" draw:layer="layout" svg:width="23.223cm" svg:height="12.415cm" svg:x="1.27cm" svg:y="4.457cm" presentation:class="outline">
          <draw:text-box>
            <text:list text:style-name="L2">
              <text:list-item>
                <text:p>Calculate MD5 and SHA hashes (binary values).</text:p>
              </text:list-item>
              <text:list-item>
                <text:p>Get the Base64 encoded version of the hash value (text value)</text:p>
              </text:list-item>
              <text:list-item>
                <text:p>Calculate the HMAC value for a message. </text:p>
              </text:list-item>
              <text:list-item>
                <text:p>Print out the Base64 encoded version of the HMAC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econdImpress-title" draw:layer="backgroundobjects" svg:width="14.848cm" svg:height="11.136cm" svg:x="3.075cm" svg:y="2.257cm" presentation:class="page"/>
        <draw:frame presentation:style-name="second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sh Digests</dc:title>
    <meta:initial-creator>Paul Jacob</meta:initial-creator>
    <meta:editing-cycles>163</meta:editing-cycles>
    <meta:print-date>2000-10-03T11:11:38</meta:print-date>
    <meta:creation-date>2000-05-11T18:21:41</meta:creation-date>
    <dc:date>2019-01-30T11:17:55.548015361</dc:date>
    <meta:editing-duration>PT2H22M9S</meta:editing-duration>
    <meta:generator>LibreOffice/6.0.7.3$Linux_X86_64 LibreOffice_project/00m0$Build-3</meta:generator>
    <meta:document-statistic meta:object-count="264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1</meta:user-defined>
    <meta:template xlink:type="simple" xlink:actuate="onRequest" xlink:title="paul" xlink:href=""/>
  </office:meta>
</office:document-meta>
</file>